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0.192cm" table:align="left"/>
    </style:style>
    <style:style style:name="표1.A" style:family="table-column">
      <style:table-column-properties style:column-width="0.192cm"/>
    </style:style>
    <style:style style:name="표1.A1" style:family="table-cell">
      <style:table-cell-properties style:vertical-align="middle" fo:padding="0.049cm" fo:border="none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fo:padding="0.097cm" fo:border="0.05pt solid #000000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17cm" style:rel-column-width="65535*"/>
    </style:style>
    <style:style style:name="표3.1" style:family="table-row">
      <style:table-row-properties style:min-row-height="115.596cm"/>
    </style:style>
    <style:style style:name="표3.A1" style:family="table-cell">
      <style:table-cell-properties fo:padding="0.097cm" fo:border="0.05pt solid #000000"/>
    </style:style>
    <style:style style:name="표4" style:family="table">
      <style:table-properties style:width="2.302cm" table:align="left"/>
    </style:style>
    <style:style style:name="표4.A" style:family="table-column">
      <style:table-column-properties style:column-width="2.302cm"/>
    </style:style>
    <style:style style:name="표4.A1" style:family="table-cell">
      <style:table-cell-properties fo:padding="0.097cm" fo:border="0.05pt solid #000000"/>
    </style:style>
    <style:style style:name="표4.A2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2.429cm" style:rel-column-width="9362*"/>
    </style:style>
    <style:style style:name="표5.A1" style:family="table-cell">
      <style:table-cell-properties fo:padding="0.097cm" fo:border-left="0.05pt solid #000000" fo:border-right="none" fo:border-top="0.05pt solid #000000" fo:border-bottom="0.05pt solid #000000"/>
    </style:style>
    <style:style style:name="표5.G1" style:family="table-cell">
      <style:table-cell-properties fo:padding="0.097cm" fo:border="0.05pt solid #000000"/>
    </style:style>
    <style:style style:name="표6" style:family="table">
      <style:table-properties style:width="17.013cm" fo:margin-left="0cm" table:align="left"/>
    </style:style>
    <style:style style:name="표6.A" style:family="table-column">
      <style:table-column-properties style:column-width="7.699cm"/>
    </style:style>
    <style:style style:name="표6.B" style:family="table-column">
      <style:table-column-properties style:column-width="9.313cm"/>
    </style:style>
    <style:style style:name="표6.A1" style:family="table-cell">
      <style:table-cell-properties fo:padding="0.097cm" fo:border-left="0.05pt solid #000000" fo:border-right="none" fo:border-top="0.05pt solid #000000" fo:border-bottom="0.05pt solid #000000"/>
    </style:style>
    <style:style style:name="표6.B1" style:family="table-cell">
      <style:table-cell-properties fo:padding="0.097cm" fo:border="0.05pt solid #000000"/>
    </style:style>
    <style:style style:name="표6.A2" style:family="table-cell">
      <style:table-cell-properties fo:padding="0.097cm" fo:border-left="0.05pt solid #000000" fo:border-right="none" fo:border-top="none" fo:border-bottom="0.05pt solid #000000"/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4.419cm" fo:margin-left="2.163cm" table:align="left"/>
    </style:style>
    <style:style style:name="표8.A" style:family="table-column">
      <style:table-column-properties style:column-width="2.381cm"/>
    </style:style>
    <style:style style:name="표8.B" style:family="table-column">
      <style:table-column-properties style:column-width="2.037cm"/>
    </style:style>
    <style:style style:name="표8.A1" style:family="table-cell">
      <style:table-cell-properties fo:padding="0.097cm" fo:border-left="0.05pt solid #000000" fo:border-right="none" fo:border-top="0.05pt solid #000000" fo:border-bottom="0.05pt solid #000000"/>
    </style:style>
    <style:style style:name="표8.B1" style:family="table-cell">
      <style:table-cell-properties fo:padding="0.097cm" fo:border="0.05pt solid #000000"/>
    </style:style>
    <style:style style:name="표9" style:family="table">
      <style:table-properties style:width="7.514cm" fo:margin-left="0cm" table:align="left" style:shadow="none"/>
    </style:style>
    <style:style style:name="표9.A" style:family="table-column">
      <style:table-column-properties style:column-width="2.302cm"/>
    </style:style>
    <style:style style:name="표9.B" style:family="table-column">
      <style:table-column-properties style:column-width="0.7cm"/>
    </style:style>
    <style:style style:name="표9.C" style:family="table-column">
      <style:table-column-properties style:column-width="1.501cm"/>
    </style:style>
    <style:style style:name="표9.E" style:family="table-column">
      <style:table-column-properties style:column-width="1.51cm"/>
    </style:style>
    <style:style style:name="표9.A1" style:family="table-cell">
      <style:table-cell-properties fo:padding="0.097cm" fo:border-left="0.05pt solid #000000" fo:border-right="none" fo:border-top="0.05pt solid #000000" fo:border-bottom="0.05pt solid #000000"/>
    </style:style>
    <style:style style:name="표9.B1" style:family="table-cell">
      <style:table-cell-properties fo:padding="0.097cm" fo:border-left="0.05pt solid #000000" fo:border-right="0.05pt solid #000000" fo:border-top="none" fo:border-bottom="none"/>
    </style:style>
    <style:style style:name="표9.E1" style:family="table-cell">
      <style:table-cell-properties fo:padding="0.097cm" fo:border="0.05pt solid #000000"/>
    </style:style>
    <style:style style:name="표10" style:family="table">
      <style:table-properties style:width="7.514cm" fo:margin-left="0cm" table:align="left" style:shadow="none"/>
    </style:style>
    <style:style style:name="표10.A" style:family="table-column">
      <style:table-column-properties style:column-width="2.302cm"/>
    </style:style>
    <style:style style:name="표10.B" style:family="table-column">
      <style:table-column-properties style:column-width="0.7cm"/>
    </style:style>
    <style:style style:name="표10.C" style:family="table-column">
      <style:table-column-properties style:column-width="1.501cm"/>
    </style:style>
    <style:style style:name="표10.E" style:family="table-column">
      <style:table-column-properties style:column-width="1.51cm"/>
    </style:style>
    <style:style style:name="표10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B1" style:family="table-cell">
      <style:table-cell-properties fo:padding="0.097cm" fo:border-left="0.05pt solid #000000" fo:border-right="0.05pt solid #000000" fo:border-top="none" fo:border-bottom="none"/>
    </style:style>
    <style:style style:name="표10.E1" style:family="table-cell">
      <style:table-cell-properties fo:padding="0.097cm" fo:border="0.05pt solid #000000"/>
    </style:style>
    <style:style style:name="표11" style:family="table">
      <style:table-properties style:width="7.514cm" fo:margin-left="0cm" table:align="left" style:shadow="none"/>
    </style:style>
    <style:style style:name="표11.A" style:family="table-column">
      <style:table-column-properties style:column-width="2.302cm"/>
    </style:style>
    <style:style style:name="표11.B" style:family="table-column">
      <style:table-column-properties style:column-width="0.7cm"/>
    </style:style>
    <style:style style:name="표11.C" style:family="table-column">
      <style:table-column-properties style:column-width="1.501cm"/>
    </style:style>
    <style:style style:name="표11.E" style:family="table-column">
      <style:table-column-properties style:column-width="1.51cm"/>
    </style:style>
    <style:style style:name="표1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B1" style:family="table-cell">
      <style:table-cell-properties fo:padding="0.097cm" fo:border-left="0.05pt solid #000000" fo:border-right="0.05pt solid #000000" fo:border-top="none" fo:border-bottom="none"/>
    </style:style>
    <style:style style:name="표11.E1" style:family="table-cell">
      <style:table-cell-properties fo:padding="0.097cm" fo:border="0.05pt solid #000000"/>
    </style:style>
    <style:style style:name="표12" style:family="table">
      <style:table-properties style:width="4.419cm" fo:margin-left="2.163cm" table:align="left"/>
    </style:style>
    <style:style style:name="표12.A" style:family="table-column">
      <style:table-column-properties style:column-width="2.381cm"/>
    </style:style>
    <style:style style:name="표12.B" style:family="table-column">
      <style:table-column-properties style:column-width="2.037cm"/>
    </style:style>
    <style:style style:name="표1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B1" style:family="table-cell">
      <style:table-cell-properties fo:padding="0.097cm" fo:border="0.05pt solid #000000"/>
    </style:style>
    <style:style style:name="표13" style:family="table">
      <style:table-properties style:width="4.419cm" fo:margin-left="2.163cm" table:align="left"/>
    </style:style>
    <style:style style:name="표13.A" style:family="table-column">
      <style:table-column-properties style:column-width="2.381cm"/>
    </style:style>
    <style:style style:name="표13.B" style:family="table-column">
      <style:table-column-properties style:column-width="2.037cm"/>
    </style:style>
    <style:style style:name="표13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B1" style:family="table-cell">
      <style:table-cell-properties fo:padding="0.097cm" fo:border="0.05pt solid #000000"/>
    </style:style>
    <style:style style:name="표7" style:family="table">
      <style:table-properties style:width="17.013cm" fo:margin-left="0cm" table:align="left"/>
    </style:style>
    <style:style style:name="표7.A" style:family="table-column">
      <style:table-column-properties style:column-width="7.699cm"/>
    </style:style>
    <style:style style:name="표7.B" style:family="table-column">
      <style:table-column-properties style:column-width="9.313cm"/>
    </style:style>
    <style:style style:name="표7.A1" style:family="table-cell">
      <style:table-cell-properties fo:padding="0.097cm" fo:border-left="0.05pt solid #000000" fo:border-right="none" fo:border-top="0.05pt solid #000000" fo:border-bottom="0.05pt solid #000000"/>
    </style:style>
    <style:style style:name="표7.B1" style:family="table-cell">
      <style:table-cell-properties fo:padding="0.097cm" fo:border="0.05pt solid #000000"/>
    </style:style>
    <style:style style:name="표7.A2" style:family="table-cell">
      <style:table-cell-properties fo:padding="0.097cm" fo:border-left="0.05pt solid #000000" fo:border-right="none" fo:border-top="none" fo:border-bottom="0.05pt solid #000000"/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7.514cm" fo:margin-left="0cm" table:align="left" style:shadow="none"/>
    </style:style>
    <style:style style:name="표14.A" style:family="table-column">
      <style:table-column-properties style:column-width="2.302cm"/>
    </style:style>
    <style:style style:name="표14.B" style:family="table-column">
      <style:table-column-properties style:column-width="0.7cm"/>
    </style:style>
    <style:style style:name="표14.C" style:family="table-column">
      <style:table-column-properties style:column-width="1.501cm"/>
    </style:style>
    <style:style style:name="표14.E" style:family="table-column">
      <style:table-column-properties style:column-width="1.51cm"/>
    </style:style>
    <style:style style:name="표14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B1" style:family="table-cell">
      <style:table-cell-properties fo:padding="0.097cm" fo:border-left="0.05pt solid #000000" fo:border-right="0.05pt solid #000000" fo:border-top="none" fo:border-bottom="none"/>
    </style:style>
    <style:style style:name="표14.E1" style:family="table-cell">
      <style:table-cell-properties fo:padding="0.097cm" fo:border="0.05pt solid #000000"/>
    </style:style>
    <style:style style:name="표15" style:family="table">
      <style:table-properties style:width="7.514cm" fo:margin-left="0cm" table:align="left" style:shadow="none"/>
    </style:style>
    <style:style style:name="표15.A" style:family="table-column">
      <style:table-column-properties style:column-width="2.302cm"/>
    </style:style>
    <style:style style:name="표15.B" style:family="table-column">
      <style:table-column-properties style:column-width="0.7cm"/>
    </style:style>
    <style:style style:name="표15.C" style:family="table-column">
      <style:table-column-properties style:column-width="1.501cm"/>
    </style:style>
    <style:style style:name="표15.E" style:family="table-column">
      <style:table-column-properties style:column-width="1.51cm"/>
    </style:style>
    <style:style style:name="표15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B1" style:family="table-cell">
      <style:table-cell-properties fo:padding="0.097cm" fo:border-left="0.05pt solid #000000" fo:border-right="0.05pt solid #000000" fo:border-top="none" fo:border-bottom="none"/>
    </style:style>
    <style:style style:name="표15.E1" style:family="table-cell">
      <style:table-cell-properties fo:padding="0.097cm" fo:border="0.05pt solid #000000"/>
    </style:style>
    <style:style style:name="표16" style:family="table">
      <style:table-properties style:width="7.514cm" fo:margin-left="0cm" table:align="left" style:shadow="none"/>
    </style:style>
    <style:style style:name="표16.A" style:family="table-column">
      <style:table-column-properties style:column-width="2.302cm"/>
    </style:style>
    <style:style style:name="표16.B" style:family="table-column">
      <style:table-column-properties style:column-width="0.7cm"/>
    </style:style>
    <style:style style:name="표16.C" style:family="table-column">
      <style:table-column-properties style:column-width="1.501cm"/>
    </style:style>
    <style:style style:name="표16.E" style:family="table-column">
      <style:table-column-properties style:column-width="1.51cm"/>
    </style:style>
    <style:style style:name="표16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6.B1" style:family="table-cell">
      <style:table-cell-properties fo:padding="0.097cm" fo:border-left="0.05pt solid #000000" fo:border-right="0.05pt solid #000000" fo:border-top="none" fo:border-bottom="none"/>
    </style:style>
    <style:style style:name="표16.E1" style:family="table-cell">
      <style:table-cell-properties fo:padding="0.097cm" fo:border="0.05pt solid #000000"/>
    </style:style>
    <style:style style:name="표17" style:family="table">
      <style:table-properties style:width="4.419cm" fo:margin-left="2.163cm" table:align="left"/>
    </style:style>
    <style:style style:name="표17.A" style:family="table-column">
      <style:table-column-properties style:column-width="2.381cm"/>
    </style:style>
    <style:style style:name="표17.B" style:family="table-column">
      <style:table-column-properties style:column-width="2.037cm"/>
    </style:style>
    <style:style style:name="표17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B1" style:family="table-cell">
      <style:table-cell-properties fo:padding="0.097cm" fo:border="0.05pt solid #000000"/>
    </style:style>
    <style:style style:name="표18" style:family="table">
      <style:table-properties style:width="4.419cm" fo:margin-left="2.163cm" table:align="left"/>
    </style:style>
    <style:style style:name="표18.A" style:family="table-column">
      <style:table-column-properties style:column-width="2.381cm"/>
    </style:style>
    <style:style style:name="표18.B" style:family="table-column">
      <style:table-column-properties style:column-width="2.037cm"/>
    </style:style>
    <style:style style:name="표18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B1" style:family="table-cell">
      <style:table-cell-properties fo:padding="0.097cm" fo:border="0.05pt solid #000000"/>
    </style:style>
    <style:style style:name="표19" style:family="table">
      <style:table-properties style:width="4.419cm" fo:margin-left="2.163cm" table:align="left"/>
    </style:style>
    <style:style style:name="표19.A" style:family="table-column">
      <style:table-column-properties style:column-width="2.381cm"/>
    </style:style>
    <style:style style:name="표19.B" style:family="table-column">
      <style:table-column-properties style:column-width="2.037cm"/>
    </style:style>
    <style:style style:name="표19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B1" style:family="table-cell">
      <style:table-cell-properties fo:padding="0.097cm" fo:border="0.05pt solid #000000"/>
    </style:style>
    <style:style style:name="표20" style:family="table">
      <style:table-properties style:width="2.196cm" table:align="left"/>
    </style:style>
    <style:style style:name="표20.A" style:family="table-column">
      <style:table-column-properties style:column-width="2.196cm"/>
    </style:style>
    <style:style style:name="표20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05fb7" officeooo:paragraph-rsid="00105fb7"/>
    </style:style>
    <style:style style:name="P2" style:family="paragraph" style:parent-style-name="Standard">
      <style:text-properties officeooo:rsid="0012314f" officeooo:paragraph-rsid="0012314f"/>
    </style:style>
    <style:style style:name="P3" style:family="paragraph" style:parent-style-name="Standard">
      <style:text-properties officeooo:rsid="0012906b" officeooo:paragraph-rsid="0012906b"/>
    </style:style>
    <style:style style:name="P4" style:family="paragraph" style:parent-style-name="Standard">
      <style:paragraph-properties fo:line-height="150%"/>
      <style:text-properties officeooo:rsid="0012906b" officeooo:paragraph-rsid="0012906b"/>
    </style:style>
    <style:style style:name="P5" style:family="paragraph" style:parent-style-name="Standard">
      <style:paragraph-properties fo:line-height="150%"/>
      <style:text-properties officeooo:paragraph-rsid="0012906b"/>
    </style:style>
    <style:style style:name="P6" style:family="paragraph" style:parent-style-name="Standard">
      <style:text-properties fo:font-weight="bold" officeooo:paragraph-rsid="0012906b"/>
    </style:style>
    <style:style style:name="P7" style:family="paragraph" style:parent-style-name="Standard">
      <style:text-properties fo:font-weight="bold" officeooo:rsid="00352232" officeooo:paragraph-rsid="00352232"/>
    </style:style>
    <style:style style:name="P8" style:family="paragraph" style:parent-style-name="Standard">
      <style:text-properties fo:font-weight="bold" officeooo:rsid="00352232" officeooo:paragraph-rsid="0035e891"/>
    </style:style>
    <style:style style:name="P9" style:family="paragraph" style:parent-style-name="Standard">
      <style:text-properties officeooo:rsid="002009f1" officeooo:paragraph-rsid="002009f1"/>
    </style:style>
    <style:style style:name="P10" style:family="paragraph" style:parent-style-name="Standard">
      <style:text-properties officeooo:rsid="0022218a" officeooo:paragraph-rsid="0022218a"/>
    </style:style>
    <style:style style:name="P11" style:family="paragraph" style:parent-style-name="Standard">
      <style:text-properties officeooo:rsid="0022941d" officeooo:paragraph-rsid="0022941d"/>
    </style:style>
    <style:style style:name="P12" style:family="paragraph" style:parent-style-name="Standard">
      <style:text-properties officeooo:rsid="00238fef" officeooo:paragraph-rsid="00238fef"/>
    </style:style>
    <style:style style:name="P13" style:family="paragraph" style:parent-style-name="Standard">
      <style:text-properties officeooo:rsid="00247f28" officeooo:paragraph-rsid="00247f28"/>
    </style:style>
    <style:style style:name="P14" style:family="paragraph" style:parent-style-name="Standard">
      <style:text-properties officeooo:paragraph-rsid="00252f44"/>
    </style:style>
    <style:style style:name="P15" style:family="paragraph" style:parent-style-name="Standard">
      <style:text-properties officeooo:rsid="00261fac" officeooo:paragraph-rsid="00261fac"/>
    </style:style>
    <style:style style:name="P16" style:family="paragraph" style:parent-style-name="Standard">
      <style:text-properties officeooo:rsid="0027df87" officeooo:paragraph-rsid="0027df87"/>
    </style:style>
    <style:style style:name="P17" style:family="paragraph" style:parent-style-name="Standard">
      <style:text-properties officeooo:rsid="0027df87" officeooo:paragraph-rsid="0039864d"/>
    </style:style>
    <style:style style:name="P18" style:family="paragraph" style:parent-style-name="Standard">
      <style:text-properties officeooo:rsid="0039864d" officeooo:paragraph-rsid="0039864d"/>
    </style:style>
    <style:style style:name="P19" style:family="paragraph" style:parent-style-name="Table_20_Contents">
      <style:text-properties fo:font-size="2pt" officeooo:rsid="0012906b" officeooo:paragraph-rsid="0012906b" style:font-size-asian="2pt" style:font-size-complex="2pt"/>
    </style:style>
    <style:style style:name="P20" style:family="paragraph" style:parent-style-name="Table_20_Contents">
      <style:text-properties officeooo:rsid="00176a64" officeooo:paragraph-rsid="00176a64"/>
    </style:style>
    <style:style style:name="P21" style:family="paragraph" style:parent-style-name="Table_20_Contents">
      <style:text-properties officeooo:rsid="001f53fe" officeooo:paragraph-rsid="001f53fe"/>
    </style:style>
    <style:style style:name="P22" style:family="paragraph" style:parent-style-name="Table_20_Contents">
      <style:text-properties officeooo:rsid="00296375" officeooo:paragraph-rsid="00296375"/>
    </style:style>
    <style:style style:name="P23" style:family="paragraph" style:parent-style-name="Table_20_Contents">
      <style:text-properties officeooo:rsid="00296375" officeooo:paragraph-rsid="0029af3c"/>
    </style:style>
    <style:style style:name="P24" style:family="paragraph" style:parent-style-name="Table_20_Contents">
      <style:text-properties officeooo:rsid="00296375" officeooo:paragraph-rsid="0039864d"/>
    </style:style>
    <style:style style:name="P25" style:family="paragraph" style:parent-style-name="Table_20_Contents">
      <style:text-properties officeooo:paragraph-rsid="0029af3c"/>
    </style:style>
    <style:style style:name="P26" style:family="paragraph" style:parent-style-name="Table_20_Contents">
      <style:text-properties officeooo:rsid="0029af3c" officeooo:paragraph-rsid="0029af3c"/>
    </style:style>
    <style:style style:name="P27" style:family="paragraph" style:parent-style-name="Table_20_Contents">
      <style:text-properties officeooo:rsid="0029af3c" officeooo:paragraph-rsid="0039864d"/>
    </style:style>
    <style:style style:name="P28" style:family="paragraph" style:parent-style-name="Table_20_Contents">
      <style:paragraph-properties fo:text-align="center" style:justify-single-word="false"/>
      <style:text-properties officeooo:rsid="002b97c5" officeooo:paragraph-rsid="002b97c5"/>
    </style:style>
    <style:style style:name="P29" style:family="paragraph" style:parent-style-name="Table_20_Contents">
      <style:paragraph-properties fo:text-align="center" style:justify-single-word="false"/>
      <style:text-properties officeooo:rsid="002b97c5" officeooo:paragraph-rsid="0031d169"/>
    </style:style>
    <style:style style:name="P30" style:family="paragraph" style:parent-style-name="Table_20_Contents">
      <style:paragraph-properties fo:text-align="center" style:justify-single-word="false"/>
      <style:text-properties officeooo:rsid="002b97c5" officeooo:paragraph-rsid="0039864d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paragraph-rsid="0029af3c"/>
    </style:style>
    <style:style style:name="P33" style:family="paragraph" style:parent-style-name="Table_20_Contents">
      <style:paragraph-properties fo:text-align="center" style:justify-single-word="false"/>
      <style:text-properties officeooo:paragraph-rsid="0039864d"/>
    </style:style>
    <style:style style:name="P34" style:family="paragraph" style:parent-style-name="Table_20_Contents">
      <style:text-properties officeooo:paragraph-rsid="0039864d"/>
    </style:style>
    <style:style style:name="P35" style:family="paragraph" style:parent-style-name="Table_20_Contents">
      <style:text-properties officeooo:rsid="003c51c8" officeooo:paragraph-rsid="003c51c8"/>
    </style:style>
    <style:style style:name="P36" style:family="paragraph" style:parent-style-name="Table_20_Contents">
      <style:paragraph-properties fo:text-align="center" style:justify-single-word="false"/>
      <style:text-properties officeooo:rsid="003c51c8" officeooo:paragraph-rsid="003c51c8"/>
    </style:style>
    <style:style style:name="P37" style:family="paragraph" style:parent-style-name="Table_20_Contents">
      <style:paragraph-properties fo:text-align="center" style:justify-single-word="false"/>
      <style:text-properties fo:color="#800000" style:text-line-through-style="solid" style:text-line-through-type="single" officeooo:rsid="002b97c5" officeooo:paragraph-rsid="0039864d"/>
    </style:style>
    <style:style style:name="P38" style:family="paragraph" style:parent-style-name="Table_20_Contents">
      <style:text-properties fo:color="#800000" style:text-line-through-style="solid" style:text-line-through-type="single" officeooo:paragraph-rsid="0039864d"/>
    </style:style>
    <style:style style:name="P39" style:family="paragraph" style:parent-style-name="Table_20_Contents">
      <style:text-properties fo:font-size="14pt" officeooo:rsid="003c51c8" officeooo:paragraph-rsid="003c51c8" style:font-size-asian="14pt" style:font-size-complex="14pt"/>
    </style:style>
    <style:style style:name="P40" style:family="paragraph" style:parent-style-name="Table_20_Contents">
      <style:text-properties fo:font-size="14pt" officeooo:rsid="003c51c8" officeooo:paragraph-rsid="00436b50" style:font-size-asian="14pt" style:font-size-complex="14pt"/>
    </style:style>
    <style:style style:name="P41" style:family="paragraph">
      <style:paragraph-properties fo:text-align="center"/>
    </style:style>
    <style:style style:name="T1" style:family="text">
      <style:text-properties fo:font-size="9pt" fo:font-weight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fo:font-weight="bold" officeooo:rsid="0012906b" style:font-size-asian="9pt" style:font-weight-asian="bold"/>
    </style:style>
    <style:style style:name="T4" style:family="text">
      <style:text-properties style:font-size-asian="9pt" style:font-weight-asian="bold"/>
    </style:style>
    <style:style style:name="T5" style:family="text">
      <style:text-properties officeooo:rsid="001c13c9"/>
    </style:style>
    <style:style style:name="T6" style:family="text">
      <style:text-properties officeooo:rsid="00226ecd"/>
    </style:style>
    <style:style style:name="T7" style:family="text">
      <style:text-properties officeooo:rsid="00238fef"/>
    </style:style>
    <style:style style:name="T8" style:family="text">
      <style:text-properties officeooo:rsid="00247f28"/>
    </style:style>
    <style:style style:name="T9" style:family="text">
      <style:text-properties officeooo:rsid="00252f44"/>
    </style:style>
    <style:style style:name="T10" style:family="text">
      <style:text-properties officeooo:rsid="00296375"/>
    </style:style>
    <style:style style:name="T11" style:family="text">
      <style:text-properties officeooo:rsid="0029af3c"/>
    </style:style>
    <style:style style:name="T12" style:family="text">
      <style:text-properties officeooo:rsid="002b97c5"/>
    </style:style>
    <style:style style:name="T13" style:family="text">
      <style:text-properties officeooo:rsid="002e47cd"/>
    </style:style>
    <style:style style:name="T14" style:family="text">
      <style:text-properties officeooo:rsid="00355919"/>
    </style:style>
    <style:style style:name="T15" style:family="text">
      <style:text-properties officeooo:rsid="0035e891"/>
    </style:style>
    <style:style style:name="T16" style:family="text">
      <style:text-properties officeooo:rsid="00393634"/>
    </style:style>
    <style:style style:name="T17" style:family="text">
      <style:text-properties officeooo:rsid="0039864d"/>
    </style:style>
    <style:style style:name="T18" style:family="text">
      <style:text-properties officeooo:rsid="003ce4e0"/>
    </style:style>
    <style:style style:name="T19" style:family="text">
      <style:text-properties officeooo:rsid="003de678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officeooo:rsid="0029af3c"/>
    </style:style>
    <style:style style:name="T22" style:family="text">
      <style:text-properties style:text-line-through-style="solid" style:text-line-through-type="single" officeooo:rsid="00296375"/>
    </style:style>
    <style:style style:name="T23" style:family="text">
      <style:text-properties fo:color="#800000"/>
    </style:style>
    <style:style style:name="T24" style:family="text">
      <style:text-properties fo:color="#800000" style:text-line-through-style="solid" style:text-line-through-type="single"/>
    </style:style>
    <style:style style:name="T25" style:family="text">
      <style:text-properties fo:color="#800000" style:text-line-through-style="solid" style:text-line-through-type="single" officeooo:rsid="0029af3c"/>
    </style:style>
    <style:style style:name="T26" style:family="text">
      <style:text-properties fo:color="#800000" style:text-line-through-style="solid" style:text-line-through-type="single" officeooo:rsid="00296375"/>
    </style:style>
    <style:style style:name="T27" style:family="text">
      <style:text-properties fo:color="#800000" officeooo:rsid="0029af3c"/>
    </style:style>
    <style:style style:name="T28" style:family="text">
      <style:text-properties fo:color="#800000" officeooo:rsid="002963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함수 포인터의 리턴(day_7/01.c)</text:p>
      <text:p text:style-name="P1"/>
      <text:p text:style-name="P1">void (*bbb(void))(void)</text:p>
      <text:p text:style-name="P1">리턴: void(*)(void)</text:p>
      <text:p text:style-name="P1">이름: bbb</text:p>
      <text:p text:style-name="P1">인자: void</text:p>
      <text:p text:style-name="P1"/>
      <text:p text:style-name="P1">void ccc(void(*p)(void))</text:p>
      <text:p text:style-name="P1">리턴: void</text:p>
      <text:p text:style-name="P1">이름: ccc</text:p>
      <text:p text:style-name="P1">인자: void (*p)(void)</text:p>
      <text:p text:style-name="P1"/>
      <text:p text:style-name="P1">int (*ddd(void))(void)</text:p>
      <text:p text:style-name="P1">리턴: int(*)(void)</text:p>
      <text:p text:style-name="P1">이름: ddd</text:p>
      <text:p text:style-name="P1">인자: void</text:p>
      <text:p text:style-name="P1"/>
      <text:p text:style-name="P2">int (*)(void) ddd(void)</text:p>
      <text:p text:style-name="P2"/>
      <text:p text:style-name="P2">void (*bbb(void (*p)(void)))(void)</text:p>
      <text:p text:style-name="P2"/>
      <text:p text:style-name="P2">리턴: void(*)(void)</text:p>
      <text:p text:style-name="P2">이름: bbb</text:p>
      <text:p text:style-name="P2">인자: void (*p)(void)</text:p>
      <text:p text:style-name="P2"/>
      <text:p text:style-name="P2"/>
      <text:p text:style-name="P2">void (*)(void) bbb(void(*p)(void))</text:p>
      <text:p text:style-name="P2"/>
      <text:p text:style-name="P2"/>
      <text:p text:style-name="P3"><text:a xlink:type="simple" xlink:href="http://cafe.naver.com/hestit/788" text:style-name="Internet_20_link" text:visited-style-name="Visited_20_Internet_20_Link">http://cafe.naver.com/hestit/788</text:a></text:p>
      <text:p text:style-name="P3"/>
      <text:p text:style-name="P3"><text:span text:style-name="T1">1. (int</text:span><text:span text:style-name="T4">를 반환하고 </text:span><text:span text:style-name="T1">float, double, int</text:span><text:span text:style-name="T4">를 인자로 취하는 함수 포인터</text:span><text:span text:style-name="T1">)</text:span><text:span text:style-name="T4">를 반환하고</text:span></text:p>
      <text:p text:style-name="P5"><text:span text:style-name="T1">(float</text:span><text:span text:style-name="T4">을 반환하고 </text:span><text:span text:style-name="T1">int 2</text:span><text:span text:style-name="T4">개를 인자로 취하는 함수포인터</text:span><text:span text:style-name="T1">)</text:span><text:span text:style-name="T4">를 인자로 취하는 함수를 작성하여프로그램이 정상적으로 동작하도록 프로그래밍하시오</text:span><text:span text:style-name="T1">.</text:span></text:p>
      <text:p text:style-name="P4"><text:span text:style-name="T2">(</text:span><text:span text:style-name="T4">힌트 </text:span><text:span text:style-name="T2">: </text:span><text:span text:style-name="T4">함수는 총 </text:span><text:span text:style-name="T2">main, pof_test_main, pof_test1, pof_test2</text:span><text:span text:style-name="T4">으로 </text:span><text:span text:style-name="T2">4</text:span><text:span text:style-name="T4">개를 만드세요</text:span></text:p>
      <table:table table:name="표2" table:style-name="표2">
        <table:table-column table:style-name="표2.A"/>
        <table:table-row>
          <table:table-cell table:style-name="표2.A1" office:value-type="string">
            <text:p text:style-name="P21">#include &lt;stdio.h&gt;</text:p>
            <text:p text:style-name="P21"/>
            <text:p text:style-name="P21">float pof_test1(int n1, int n2)</text:p>
            <text:p text:style-name="P21">{</text:p>
            <text:p text:style-name="P21"><text:s text:c="8"/>return (n1+n2)*0.23573;</text:p>
            <text:p text:style-name="P21">}</text:p>
            <text:p text:style-name="P21"/>
            <text:p text:style-name="P21">int pof_test2(float n1, double n2, int n3)</text:p>
            <text:p text:style-name="P21">{</text:p>
            <text:p text:style-name="P21"><text:s text:c="8"/>return (n1+n2+n3)/3.0;</text:p>
            <text:p text:style-name="P21">}</text:p>
            <text:p text:style-name="P21">//int (*)(float, double, int) pof_test_main(float (*)(int, int))</text:p>
            <text:p text:style-name="P21"><text:soft-page-break/>//int (*(pof_test_main(float (*)(int, int)))(float, double, int)</text:p>
            <text:p text:style-name="P21">int (*pof_test_main(float (*p)(int, int)))(float, double, int)</text:p>
            <text:p text:style-name="P21">{</text:p>
            <text:p text:style-name="P21"><text:s text:c="8"/>float res;</text:p>
            <text:p text:style-name="P21"><text:s text:c="8"/>res = p(4, 3);</text:p>
            <text:p text:style-name="P21"><text:s text:c="8"/>printf("res = %f\n", res);</text:p>
            <text:p text:style-name="P21"><text:s text:c="8"/>return pof_test2;</text:p>
            <text:p text:style-name="P21">}</text:p>
            <text:p text:style-name="P21"/>
            <text:p text:style-name="P21">int main(void)</text:p>
            <text:p text:style-name="P21">{</text:p>
            <text:p text:style-name="P21"><text:s text:c="8"/>int res;</text:p>
            <text:p text:style-name="P21"><text:s text:c="8"/>res = pof_test_main(pof_test1)(3.7, 2.4, 7);</text:p>
            <text:p text:style-name="P21"><text:s text:c="8"/>printf("pof_test_main res = %d\n", res);</text:p>
            <text:p text:style-name="P21"><text:s text:c="8"/>return 0;</text:p>
            <text:p text:style-name="P21">}</text:p>
          </table:table-cell>
        </table:table-row>
      </table:table>
      <text:p text:style-name="P4"><text:span text:style-name="T2"/></text:p>
      <text:p text:style-name="P7"><text:span text:style-name="T14">(c</text:span>ase1)</text:p>
      <text:p text:style-name="P7">포인터 함수의 주소를 다른 함수로 단순 변환하는 경우 <text:span text:style-name="T15">=&gt; How?</text:span></text:p>
      <text:p text:style-name="P7"><text:span text:style-name="T14">(</text:span>case2)</text:p>
      <text:p text:style-name="P8">포인터 함수를 함수의 인자로 넣는 경우 <text:span text:style-name="T15">=&gt; How?</text:span></text:p>
      <text:p text:style-name="P7"><text:span text:style-name="T14">(</text:span>case3)</text:p>
      <text:p text:style-name="P8">포인터 함수를 함수 내에서 리턴하는 경우 <text:span text:style-name="T15">=&gt; How?</text:span></text:p>
      <text:p text:style-name="P7"/>
      <text:p text:style-name="P7">3가지 생각을 통해 포인터 함수를 보다 잘 이해할 수 있음</text:p>
      <text:p text:style-name="P6"/>
      <text:p text:style-name="P5"><text:span text:style-name="T1">2. (int 2</text:span><text:span text:style-name="T4">개를 인자로 취하고 </text:span><text:span text:style-name="T1">int</text:span><text:span text:style-name="T4">를 반환하는 함수포인터를 반환하며 인자로 </text:span><text:span text:style-name="T1">int</text:span><text:span text:style-name="T4">를 취하는 함수포인터</text:span><text:span text:style-name="T1">)</text:span><text:span text:style-name="T4">를 반환하는 함수는</text:span></text:p>
      <text:p text:style-name="P5"><text:span text:style-name="T1">(float</text:span><text:span text:style-name="T4">을 반환하고 인자로 </text:span><text:span text:style-name="T1">int, double</text:span><text:span text:style-name="T4">을 취하는 함수 포인터</text:span><text:span text:style-name="T1">)</text:span><text:span text:style-name="T4">를 인자로 취한다</text:span><text:span text:style-name="T1">.</text:span></text:p>
      <text:p text:style-name="P5"><text:span text:style-name="T4">이를 프로그래밍하고 역시 정상적으로 동작하도록 프로그래밍하시오</text:span><text:span text:style-name="T1">.</text:span></text:p>
      <text:p text:style-name="P5"><text:span text:style-name="T3">(힌트 : 함수는 총 main, pof_test_main, pof1, subpof1, pof2로 5개를 </text:span></text:p>
      <table:table table:name="표3" table:style-name="표3">
        <table:table-column table:style-name="표3.A"/>
        <text:soft-page-break/>
        <table:table-row table:style-name="표3.1">
          <table:table-cell table:style-name="표3.A1" office:value-type="string">
            <text:p text:style-name="P20">Int *pof_test_main(<text:span text:style-name="T5">int *(</text:span>float *pof1(int, double)<text:span text:style-name="T5">)(int)</text:span>)(int, <text:span text:style-name="T5">int</text:span>)</text:p>
          </table:table-cell>
        </table:table-row>
      </table:table>
      <text:p text:style-name="P5"><text:soft-page-break/><text:span text:style-name="T3"/></text:p>
      <table:table table:name="표1" table:style-name="표1">
        <table:table-column table:style-name="표1.A"/>
        <table:table-row>
          <table:table-cell table:style-name="표1.A1" office:value-type="string">
            <text:p text:style-name="P19"/>
          </table:table-cell>
        </table:table-row>
      </table:table>
      <text:p text:style-name="P3"/>
      <text:p text:style-name="P3"><text:a xlink:type="simple" xlink:href="http://cafe.naver.com/hestit/1858" text:style-name="Internet_20_link" text:visited-style-name="Visited_20_Internet_20_Link">http://cafe.naver.com/hestit/1858</text:a> <text:s/>- 숙제</text:p>
      <text:p text:style-name="P3"/>
      <text:p text:style-name="P9">3. 시스템 콜</text:p>
      <text:p text:style-name="P9"/>
      <table:table table:name="표4" table:style-name="표4">
        <table:table-column table:style-name="표4.A"/>
        <table:table-row>
          <table:table-cell table:style-name="표4.A1" office:value-type="string">
            <text:p text:style-name="Table_20_Contents"><draw:line text:anchor-type="paragraph" draw:z-index="0" draw:name="모양1" draw:style-name="gr1" draw:text-style-name="P41" svg:x1="2.477cm" svg:y1="3.776cm" svg:x2="3.879cm" svg:y2="3.776cm"><text:p/></draw:line><draw:line text:anchor-type="paragraph" draw:z-index="1" draw:name="모양2" draw:style-name="gr1" draw:text-style-name="P41" svg:x1="3.879cm" svg:y1="3.776cm" svg:x2="3.932cm" svg:y2="0.945cm"><text:p/></draw:line><draw:line text:anchor-type="paragraph" draw:z-index="2" draw:name="모양3" draw:style-name="gr1" draw:text-style-name="P41" svg:x1="3.879cm" svg:y1="0.945cm" svg:x2="2.556cm" svg:y2="0.971cm"><text:p/></draw:line></text:p>
            <text:p text:style-name="Table_20_Contents"><draw:line text:anchor-type="paragraph" draw:z-index="3" draw:name="모양4" draw:style-name="gr1" draw:text-style-name="P41" svg:x1="2.768cm" svg:y1="0.727cm" svg:x2="2.556cm" svg:y2="0.436cm"><text:p/></draw:line><draw:line text:anchor-type="paragraph" draw:z-index="4" draw:name="모양5" draw:style-name="gr1" draw:text-style-name="P41" svg:x1="2.556cm" svg:y1="0.436cm" svg:x2="2.768cm" svg:y2="0.145cm"><text:p/></draw:line></text:p>
            <text:p text:style-name="Table_20_Contents">커널</text:p>
            <text:p text:style-name="Table_20_Contents"/>
            <text:p text:style-name="Table_20_Contents"/>
          </table:table-cell>
        </table:table-row>
        <table:table-row>
          <table:table-cell table:style-name="표4.A2" office:value-type="string">
            <text:p text:style-name="Table_20_Contents"/>
            <text:p text:style-name="Table_20_Contents"/>
            <text:p text:style-name="Table_20_Contents">유저</text:p>
            <text:p text:style-name="Table_20_Contents"/>
            <text:p text:style-name="Table_20_Contents"/>
          </table:table-cell>
        </table:table-row>
      </table:table>
      <text:p text:style-name="P9"/>
      <text:p text:style-name="P9">시스템은 함수포인터에 대한 주소를 테이블로 관</text:p>
      <table:table table:name="표5" table:style-name="표5">
        <table:table-column table:style-name="표5.A" table:number-columns-repeated="7"/>
        <table:table-row>
          <table:table-cell table:style-name="표5.A1" office:value-type="string">
            <text:p text:style-name="Table_20_Contents"/>
          </table:table-cell>
          <table:table-cell table:style-name="표5.A1" office:value-type="string">
            <text:p text:style-name="Table_20_Contents"/>
          </table:table-cell>
          <table:table-cell table:style-name="표5.A1" office:value-type="string">
            <text:p text:style-name="Table_20_Contents"/>
          </table:table-cell>
          <table:table-cell table:style-name="표5.A1" office:value-type="string">
            <text:p text:style-name="Table_20_Contents">…</text:p>
          </table:table-cell>
          <table:table-cell table:style-name="표5.A1" office:value-type="string">
            <text:p text:style-name="Table_20_Contents"/>
          </table:table-cell>
          <table:table-cell table:style-name="표5.A1" office:value-type="string">
            <text:p text:style-name="Table_20_Contents"/>
          </table:table-cell>
          <table:table-cell table:style-name="표5.G1" office:value-type="string">
            <text:p text:style-name="Table_20_Contents"/>
          </table:table-cell>
        </table:table-row>
      </table:table>
      <text:p text:style-name="P3"/>
      <text:p text:style-name="P3"/>
      <text:p text:style-name="P10">4. 함수포인터</text:p>
      <text:p text:style-name="P10">시스템에서 비동기 동작에 사용되는 방법-인터럽트 핸들러</text:p>
      <text:p text:style-name="P10">불이났음 → 소화기를 찾자(함수포인터)</text:p>
      <text:p text:style-name="P10"/>
      <text:p text:style-name="P10">5. memmove<text:span text:style-name="T6">(06.c)</text:span></text:p>
      <text:p text:style-name="P10"/>
      <text:p text:style-name="P11">6. memcpy(07.c)</text:p>
      <text:p text:style-name="P11">- memcpy가 memmove에 비해 속도 빠르다.</text:p>
      <text:p text:style-name="P11"/>
      <text:p text:style-name="P11">7. <text:span text:style-name="T7">argc, argv, </text:span><text:s/>env명령어와 env환경 설정값 가지고 오는 방법<text:span text:style-name="T8">(08.c)</text:span></text:p>
      <text:p text:style-name="P11"/>
      <text:p text:style-name="P12">- 프로그램 명령어 옵션을 실행하는 프로그램</text:p>
      <text:p text:style-name="P11"/>
      <text:p text:style-name="P13">8. gets(), getchar(), strlen()(09.c)</text:p>
      <text:p text:style-name="P13">strlen은 ‘\0’제외한 길이를 구함</text:p>
      <text:p text:style-name="P13"/>
      <text:p text:style-name="P13">9.strncpy() (10.c)</text:p>
      <text:p text:style-name="P13">- strcpy는 해킹당할 위험이 있으므로 strncpy() 사용권함</text:p>
      <text:p text:style-name="P11"/>
      <text:p text:style-name="P14"><text:span text:style-name="T9">10. strncmp(11.c)</text:span></text:p>
      <text:p text:style-name="P14">- 비교하는 값이 같으면 반환값 ‘<text:span text:style-name="T9">0’</text:span></text:p>
      <text:p text:style-name="P14"/>
      <text:p text:style-name="P15">11. stack(12.c)</text:p>
      <text:p text:style-name="P15">- 스택구현</text:p>
      <text:p text:style-name="P16"><text:s text:c="2"/>top 이 위로 올라가면서 아래로 단일링크 연결해 쌓아나가는 방식</text:p>
      <text:p text:style-name="P16"/>
      <text:p text:style-name="P16"><text:soft-page-break/>- <text:span text:style-name="T16">push() 구현</text:span></text:p>
      <text:p text:style-name="P16">(<text:span text:style-name="T13">1) tmp를 통해 heap에 메모리 생성</text:span></text:p>
      <text:p text:style-name="P16">(2) 자기참조 구조체 통해 링크 생성 및 연결</text:p>
      <text:p text:style-name="P16">(3) <text:span text:style-name="T13">top이 roof로써 설정된 후 단일 링크드 리스트로 연결</text:span></text:p>
      <text:p text:style-name="P16"/>
      <table:table table:name="표6" table:style-name="표6">
        <table:table-column table:style-name="표6.A"/>
        <table:table-column table:style-name="표6.B"/>
        <table:table-row>
          <table:table-cell table:style-name="표6.A1" office:value-type="string">
            <text:p text:style-name="P22">Stack</text:p>
          </table:table-cell>
          <table:table-cell table:style-name="표6.B1" office:value-type="string">
            <text:p text:style-name="P22">Heap</text:p>
          </table:table-cell>
        </table:table-row>
        <table:table-row>
          <table:table-cell table:style-name="표6.A2" office:value-type="string">
            <text:p text:style-name="P22">Main</text:p>
            <text:p text:style-name="P22"/>
            <text:p text:style-name="Table_20_Contents"/>
            <table:table table:name="표9" table:style-name="표9">
              <table:table-column table:style-name="표9.A"/>
              <table:table-column table:style-name="표9.B"/>
              <table:table-column table:style-name="표9.C" table:number-columns-repeated="2"/>
              <table:table-column table:style-name="표9.E"/>
              <table:table-row>
                <table:table-cell table:style-name="표9.A1" office:value-type="string">
                  <text:p text:style-name="P29">주소</text:p>
                  <text:p text:style-name="P29">2000</text:p>
                </table:table-cell>
                <table:table-cell table:style-name="표9.B1" office:value-type="string">
                  <text:p text:style-name="P31"/>
                </table:table-cell>
                <table:table-cell table:style-name="표9.A1" office:value-type="string">
                  <text:p text:style-name="P28">10</text:p>
                </table:table-cell>
                <table:table-cell table:style-name="표9.B1" office:value-type="string">
                  <text:p text:style-name="P31"/>
                </table:table-cell>
                <table:table-cell table:style-name="표9.E1" office:value-type="string">
                  <text:p text:style-name="P28">0</text:p>
                </table:table-cell>
              </table:table-row>
            </table:table>
            <text:p text:style-name="P26"><text:s text:c="4"/>Top <text:s text:c="20"/>data <text:s text:c="22"/>tmp</text:p>
            <text:p text:style-name="Table_20_Contents"/>
            <text:p text:style-name="P25"/>
            <table:table table:name="표10" table:style-name="표10">
              <table:table-column table:style-name="표10.A"/>
              <table:table-column table:style-name="표10.B"/>
              <table:table-column table:style-name="표10.C" table:number-columns-repeated="2"/>
              <table:table-column table:style-name="표10.E"/>
              <table:table-row>
                <table:table-cell table:style-name="표10.A1" office:value-type="string">
                  <text:p text:style-name="P28">주소</text:p>
                  <text:p text:style-name="P28">3000</text:p>
                </table:table-cell>
                <table:table-cell table:style-name="표10.B1" office:value-type="string">
                  <text:p text:style-name="P32"/>
                </table:table-cell>
                <table:table-cell table:style-name="표10.A1" office:value-type="string">
                  <text:p text:style-name="P28">20</text:p>
                </table:table-cell>
                <table:table-cell table:style-name="표10.B1" office:value-type="string">
                  <text:p text:style-name="P32"/>
                </table:table-cell>
                <table:table-cell table:style-name="표10.E1" office:value-type="string">
                  <text:p text:style-name="P28">2000</text:p>
                </table:table-cell>
              </table:table-row>
            </table:table>
            <text:p text:style-name="P26"><text:s text:c="4"/>Top <text:s text:c="21"/>data <text:s text:c="22"/>tmp</text:p>
            <text:p text:style-name="Table_20_Contents"/>
            <text:p text:style-name="P25"/>
            <table:table table:name="표11" table:style-name="표11">
              <table:table-column table:style-name="표11.A"/>
              <table:table-column table:style-name="표11.B"/>
              <table:table-column table:style-name="표11.C" table:number-columns-repeated="2"/>
              <table:table-column table:style-name="표11.E"/>
              <table:table-row>
                <table:table-cell table:style-name="표11.A1" office:value-type="string">
                  <text:p text:style-name="P28">주소</text:p>
                  <text:p text:style-name="P28">4000</text:p>
                </table:table-cell>
                <table:table-cell table:style-name="표11.B1" office:value-type="string">
                  <text:p text:style-name="P32"/>
                </table:table-cell>
                <table:table-cell table:style-name="표11.A1" office:value-type="string">
                  <text:p text:style-name="P28">30</text:p>
                </table:table-cell>
                <table:table-cell table:style-name="표11.B1" office:value-type="string">
                  <text:p text:style-name="P32"/>
                </table:table-cell>
                <table:table-cell table:style-name="표11.E1" office:value-type="string">
                  <text:p text:style-name="P28">3000</text:p>
                </table:table-cell>
              </table:table-row>
            </table:table>
            <text:p text:style-name="P26"><text:s text:c="3"/>Top <text:s text:c="23"/>data <text:s text:c="22"/>tmp</text:p>
            <text:p text:style-name="P25"/>
          </table:table-cell>
          <table:table-cell table:style-name="표6.B2" office:value-type="string">
            <text:p text:style-name="Table_20_Contents"/>
            <table:table table:name="표8" table:style-name="표8">
              <table:table-column table:style-name="표8.A"/>
              <table:table-column table:style-name="표8.B"/>
              <table:table-row>
                <table:table-cell table:style-name="표8.A1" office:value-type="string">
                  <text:p text:style-name="P22">10</text:p>
                </table:table-cell>
                <table:table-cell table:style-name="표8.B1" office:value-type="string">
                  <text:p text:style-name="P22">0</text:p>
                </table:table-cell>
              </table:table-row>
            </table:table>
            <text:p text:style-name="Table_20_Contents"><draw:line text:anchor-type="paragraph" draw:z-index="5" draw:name="모양10" draw:style-name="gr1" draw:text-style-name="P41" svg:x1="5.837cm" svg:y1="1.556cm" svg:x2="0.863cm" svg:y2="0.471cm"><text:p/></draw:line><draw:line text:anchor-type="paragraph" draw:z-index="7" draw:name="모양12" draw:style-name="gr1" draw:text-style-name="P41" svg:x1="0.863cm" svg:y1="0.762cm" svg:x2="0.863cm" svg:y2="0.471cm"><text:p/></draw:line><draw:line text:anchor-type="paragraph" draw:z-index="8" draw:name="모양13" draw:style-name="gr1" draw:text-style-name="P41" svg:x1="0.863cm" svg:y1="0.471cm" svg:x2="1.181cm" svg:y2="0.286cm"><text:p/></draw:line><text:span text:style-name="T11">2000</text:span> <text:s text:c="19"/><text:span text:style-name="T10">Data <text:s text:c="14"/>link</text:span></text:p>
            <text:p text:style-name="Table_20_Contents"><draw:line text:anchor-type="paragraph" draw:z-index="11" draw:name="모양6" draw:style-name="gr1" draw:text-style-name="P41" svg:x1="0.439cm" svg:y1="0.067cm" svg:x2="-0.355cm" svg:y2="1.813cm"><text:p/></draw:line></text:p>
            <text:p text:style-name="P25"/>
            <table:table table:name="표12" table:style-name="표12">
              <table:table-column table:style-name="표12.A"/>
              <table:table-column table:style-name="표12.B"/>
              <table:table-row>
                <table:table-cell table:style-name="표12.A1" office:value-type="string">
                  <text:p text:style-name="P23"><text:span text:style-name="T11">2</text:span>0</text:p>
                </table:table-cell>
                <table:table-cell table:style-name="표12.B1" office:value-type="string">
                  <text:p text:style-name="P26">2000</text:p>
                </table:table-cell>
              </table:table-row>
            </table:table>
            <text:p text:style-name="P25"><draw:line text:anchor-type="paragraph" draw:z-index="6" draw:name="모양11" draw:style-name="gr1" draw:text-style-name="P41" svg:x1="5.413cm" svg:y1="1.542cm" svg:x2="0.545cm" svg:y2="0.404cm"><text:p/></draw:line><draw:line text:anchor-type="paragraph" draw:z-index="9" draw:name="모양14" draw:style-name="gr1" draw:text-style-name="P41" svg:x1="0.545cm" svg:y1="0.669cm" svg:x2="0.545cm" svg:y2="0.404cm"><text:p/></draw:line><draw:line text:anchor-type="paragraph" draw:z-index="10" draw:name="모양15" draw:style-name="gr1" draw:text-style-name="P41" svg:x1="0.545cm" svg:y1="0.404cm" svg:x2="1.048cm" svg:y2="0.404cm"><text:p/></draw:line><text:span text:style-name="T11">3000</text:span> <text:s text:c="20"/><text:span text:style-name="T10">Data <text:s text:c="14"/>link</text:span></text:p>
            <text:p text:style-name="P25"><draw:line text:anchor-type="paragraph" draw:z-index="12" draw:name="모양7" draw:style-name="gr1" draw:text-style-name="P41" svg:x1="0.227cm" svg:y1="0.344cm" svg:x2="-0.646cm" svg:y2="1.905cm"><text:p/></draw:line></text:p>
            <text:p text:style-name="P25"/>
            <table:table table:name="표13" table:style-name="표13">
              <table:table-column table:style-name="표13.A"/>
              <table:table-column table:style-name="표13.B"/>
              <table:table-row>
                <table:table-cell table:style-name="표13.A1" office:value-type="string">
                  <text:p text:style-name="P26">30</text:p>
                </table:table-cell>
                <table:table-cell table:style-name="표13.B1" office:value-type="string">
                  <text:p text:style-name="P26">300<text:span text:style-name="T12">0</text:span></text:p>
                </table:table-cell>
              </table:table-row>
            </table:table>
            <text:p text:style-name="P25"><text:span text:style-name="T11">4000</text:span> <text:s text:c="20"/><text:span text:style-name="T10">Data <text:s text:c="14"/>link</text:span>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- <text:span text:style-name="T16">pop()구현</text:span></text:p>
      <text:p text:style-name="P17">(<text:span text:style-name="T13">1) 링크드리스트로 연결된 top의 주소를 tmp에 대입</text:span></text:p>
      <text:p text:style-name="P17">(2) <text:span text:style-name="T17">tmp통해 top이 가지고 있던 data를 꺼냄(또는 복사)</text:span></text:p>
      <text:p text:style-name="P17">(3) <text:span text:style-name="T17">top의 기존 주소를 top이 다음으로 가리키고 있던 주소로 치환</text:span></text:p>
      <text:p text:style-name="P18">(4) data 리턴</text:p>
      <text:p text:style-name="P17"/>
      <table:table table:name="표7" table:style-name="표7">
        <table:table-column table:style-name="표7.A"/>
        <table:table-column table:style-name="표7.B"/>
        <table:table-row>
          <table:table-cell table:style-name="표7.A1" office:value-type="string">
            <text:p text:style-name="P24">Stack</text:p>
          </table:table-cell>
          <table:table-cell table:style-name="표7.B1" office:value-type="string">
            <text:p text:style-name="P24">Heap</text:p>
          </table:table-cell>
        </table:table-row>
        <table:table-row>
          <table:table-cell table:style-name="표7.A2" office:value-type="string">
            <text:p text:style-name="P24">Main</text:p>
            <text:p text:style-name="P24"><text:s text:c="2"/></text:p>
            <table:table table:name="표20" table:style-name="표20">
              <table:table-column table:style-name="표20.A"/>
              <table:table-row>
                <table:table-cell table:style-name="표20.A1" office:value-type="string">
                  <text:p text:style-name="P35">10</text:p>
                </table:table-cell>
              </table:table-row>
            </table:table>
            <text:p text:style-name="P35"><draw:line text:anchor-type="paragraph" draw:z-index="14" draw:name="모양8" draw:style-name="gr1" draw:text-style-name="P41" svg:x1="3.852cm" svg:y1="1.847cm" svg:x2="2.106cm" svg:y2="0.101cm"><text:p/></draw:line><draw:line text:anchor-type="paragraph" draw:z-index="15" draw:name="모양9" draw:style-name="gr1" draw:text-style-name="P41" svg:x1="2.106cm" svg:y1="0.392cm" svg:x2="2.106cm" svg:y2="0.101cm"><text:p/></draw:line><draw:line text:anchor-type="paragraph" draw:z-index="16" draw:name="모양16" draw:style-name="gr1" draw:text-style-name="P41" svg:x1="2.106cm" svg:y1="0.101cm" svg:x2="2.45cm" svg:y2="0.101cm"><text:p/></draw:line>Num</text:p>
            <text:p text:style-name="P35"/>
            <text:p text:style-name="P39">=&gt; <text:span text:style-name="T19">Num값</text:span> return</text:p>
            <text:p text:style-name="P35"/>
            <table:table table:name="표14" table:style-name="표14">
              <table:table-column table:style-name="표14.A"/>
              <table:table-column table:style-name="표14.B"/>
              <table:table-column table:style-name="표14.C" table:number-columns-repeated="2"/>
              <table:table-column table:style-name="표14.E"/>
              <table:table-row>
                <table:table-cell table:style-name="표14.A1" office:value-type="string">
                  <text:p text:style-name="P30">주소</text:p>
                  <text:p text:style-name="P37">2000</text:p>
                </table:table-cell>
                <table:table-cell table:style-name="표14.B1" office:value-type="string">
                  <text:p text:style-name="P33"/>
                </table:table-cell>
                <table:table-cell table:style-name="표14.A1" office:value-type="string">
                  <text:p text:style-name="P30">10</text:p>
                </table:table-cell>
                <table:table-cell table:style-name="표14.B1" office:value-type="string">
                  <text:p text:style-name="P33"/>
                </table:table-cell>
                <table:table-cell table:style-name="표14.E1" office:value-type="string">
                  <text:p text:style-name="P36"/>
                </table:table-cell>
              </table:table-row>
            </table:table>
            <text:p text:style-name="P27"><text:s text:c="4"/>Top <text:s text:c="20"/>data <text:s text:c="22"/>tmp</text:p>
            <text:p text:style-name="P35"/>
            <text:p text:style-name="P39">=&gt; 주소 <text:span text:style-name="T18">2000갖는 메모리 </text:span>free</text:p>
            <text:p text:style-name="P34"/>
            <table:table table:name="표15" table:style-name="표15">
              <table:table-column table:style-name="표15.A"/>
              <table:table-column table:style-name="표15.B"/>
              <table:table-column table:style-name="표15.C" table:number-columns-repeated="2"/>
              <table:table-column table:style-name="표15.E"/>
              <table:table-row>
                <table:table-cell table:style-name="표15.A1" office:value-type="string">
                  <text:p text:style-name="P30">주소</text:p>
                  <text:p text:style-name="P30">3000</text:p>
                </table:table-cell>
                <table:table-cell table:style-name="표15.B1" office:value-type="string">
                  <text:p text:style-name="P33"/>
                </table:table-cell>
                <table:table-cell table:style-name="표15.A1" office:value-type="string">
                  <text:p text:style-name="P30">20</text:p>
                </table:table-cell>
                <table:table-cell table:style-name="표15.B1" office:value-type="string">
                  <text:p text:style-name="P33"/>
                </table:table-cell>
                <table:table-cell table:style-name="표15.E1" office:value-type="string">
                  <text:p text:style-name="P37">2000</text:p>
                </table:table-cell>
              </table:table-row>
            </table:table>
            <text:p text:style-name="P27"><draw:line text:anchor-type="paragraph" draw:z-index="18" draw:name="모양17" draw:style-name="gr1" draw:text-style-name="P41" svg:x1="6.737cm" svg:y1="1.547cm" svg:x2="1.736cm" svg:y2="0.198cm"><text:p/></draw:line> <text:s text:c="3"/>Top <text:s text:c="21"/>data <text:s text:c="22"/>tmp</text:p>
            <text:p text:style-name="P34"/>
            <text:p text:style-name="P34"/>
            <table:table table:name="표16" table:style-name="표16">
              <table:table-column table:style-name="표16.A"/>
              <table:table-column table:style-name="표16.B"/>
              <table:table-column table:style-name="표16.C" table:number-columns-repeated="2"/>
              <table:table-column table:style-name="표16.E"/>
              <table:table-row>
                <table:table-cell table:style-name="표16.A1" office:value-type="string">
                  <text:p text:style-name="P30">주소</text:p>
                  <text:p text:style-name="P30">4000</text:p>
                </table:table-cell>
                <table:table-cell table:style-name="표16.B1" office:value-type="string">
                  <text:p text:style-name="P33"/>
                </table:table-cell>
                <table:table-cell table:style-name="표16.A1" office:value-type="string">
                  <text:p text:style-name="P30">30</text:p>
                </table:table-cell>
                <table:table-cell table:style-name="표16.B1" office:value-type="string">
                  <text:p text:style-name="P33"/>
                </table:table-cell>
                <table:table-cell table:style-name="표16.E1" office:value-type="string">
                  <text:p text:style-name="P30">3000</text:p>
                </table:table-cell>
              </table:table-row>
            </table:table>
            <text:p text:style-name="P27"><text:s text:c="3"/>Top <text:s text:c="23"/>data <text:s text:c="22"/>tmp</text:p>
            <text:p text:style-name="P34"/>
          </table:table-cell>
          <table:table-cell table:style-name="표7.B2" office:value-type="string">
            <text:p text:style-name="P34"/>
            <table:table table:name="표17" table:style-name="표17">
              <table:table-column table:style-name="표17.A"/>
              <table:table-column table:style-name="표17.B"/>
              <table:table-row>
                <table:table-cell table:style-name="표17.A1" office:value-type="string">
                  <text:p text:style-name="P24">10</text:p>
                </table:table-cell>
                <table:table-cell table:style-name="표17.B1" office:value-type="string">
                  <text:p text:style-name="P24">0</text:p>
                </table:table-cell>
              </table:table-row>
            </table:table>
            <text:p text:style-name="P38"><text:span text:style-name="T11">2000</text:span> <text:s text:c="19"/><text:span text:style-name="T10">Data <text:s text:c="14"/>link</text:span></text:p>
            <text:p text:style-name="P34"/>
            <text:p text:style-name="P40">=&gt; 주소 <text:span text:style-name="T18">2000갖는 메모리 </text:span>free</text:p>
            <text:p text:style-name="P34"/>
            <table:table table:name="표18" table:style-name="표18">
              <table:table-column table:style-name="표18.A"/>
              <table:table-column table:style-name="표18.B"/>
              <table:table-row>
                <table:table-cell table:style-name="표18.A1" office:value-type="string">
                  <text:p text:style-name="P24"><text:span text:style-name="T11">2</text:span>0</text:p>
                </table:table-cell>
                <table:table-cell table:style-name="표18.B1" office:value-type="string">
                  <text:p text:style-name="P27">2000</text:p>
                </table:table-cell>
              </table:table-row>
            </table:table>
            <text:p text:style-name="P34"><draw:line text:anchor-type="paragraph" draw:z-index="13" draw:name="모양11" draw:style-name="gr1" draw:text-style-name="P41" svg:x1="5.413cm" svg:y1="1.542cm" svg:x2="0.545cm" svg:y2="0.404cm"><text:p/></draw:line><text:span text:style-name="T11">3000</text:span> <text:s text:c="20"/><text:span text:style-name="T10">Data <text:s text:c="14"/>link</text:span></text:p>
            <text:p text:style-name="P34"><draw:line text:anchor-type="paragraph" draw:z-index="17" draw:name="모양18" draw:style-name="gr1" draw:text-style-name="P41" svg:x1="0.254cm" svg:y1="0.152cm" svg:x2="-0.196cm" svg:y2="6.37cm"><text:p/></draw:line></text:p>
            <text:p text:style-name="P34"/>
            <table:table table:name="표19" table:style-name="표19">
              <table:table-column table:style-name="표19.A"/>
              <table:table-column table:style-name="표19.B"/>
              <table:table-row>
                <table:table-cell table:style-name="표19.A1" office:value-type="string">
                  <text:p text:style-name="P27">30</text:p>
                </table:table-cell>
                <table:table-cell table:style-name="표19.B1" office:value-type="string">
                  <text:p text:style-name="P27">300<text:span text:style-name="T12">0</text:span></text:p>
                </table:table-cell>
              </table:table-row>
            </table:table>
            <text:p text:style-name="P34"><text:span text:style-name="T11">4000</text:span> <text:s text:c="20"/><text:span text:style-name="T10">Data <text:s text:c="14"/>link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0:01:08.671373588</meta:creation-date>
    <dc:date>2018-03-02T17:37:40.588905880</dc:date>
    <meta:editing-duration>PT3H53M50S</meta:editing-duration>
    <meta:editing-cycles>36</meta:editing-cycles>
    <meta:generator>LibreOffice/5.1.6.2$Linux_X86_64 LibreOffice_project/10m0$Build-2</meta:generator>
    <meta:document-statistic meta:table-count="20" meta:image-count="0" meta:object-count="0" meta:page-count="7" meta:paragraph-count="151" meta:word-count="939" meta:character-count="3112" meta:non-whitespace-character-count="2213"/>
  </office:meta>
</office:document-meta>
</file>